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990000273100002731485D23A5.svm"/>
  <manifest:file-entry manifest:media-type="" manifest:full-path="Pictures/200002CB000027310000273150144573.svm"/>
  <manifest:file-entry manifest:media-type="" manifest:full-path="Pictures/2000030B0000273100002731B750830C.svm"/>
  <manifest:file-entry manifest:media-type="" manifest:full-path="Pictures/2000015E000027310000273143333F9D.svm"/>
  <manifest:file-entry manifest:media-type="" manifest:full-path="Pictures/200006090000273100002731230D5987.svm"/>
  <manifest:file-entry manifest:media-type="" manifest:full-path="Pictures/2000034E000027130000271343E5D8A0.svm"/>
  <manifest:file-entry manifest:media-type="" manifest:full-path="Pictures/200000BA00002C6000002E3837F062D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2" style:family="table">
      <style:table-properties style:width="16.958cm" table:align="left"/>
    </style:style>
    <style:style style:name="表2.A" style:family="table-column">
      <style:table-column-properties style:column-width="4.579cm"/>
    </style:style>
    <style:style style:name="表2.B" style:family="table-column">
      <style:table-column-properties style:column-width="12.379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204cm" table:align="left"/>
    </style:style>
    <style:style style:name="表4.A" style:family="table-column">
      <style:table-column-properties style:column-width="2.805cm"/>
    </style:style>
    <style:style style:name="表4.B" style:family="table-column">
      <style:table-column-properties style:column-width="1.3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.1.1" style:family="table-cell">
      <style:table-cell-properties fo:padding="0.097cm" fo:border="0.002cm solid #000000"/>
    </style:style>
    <style:style style:name="表4.B1.1.2" style:family="table-cell">
      <style:table-cell-properties fo:padding="0.097cm" fo:border-left="0.002cm solid #000000" fo:border-right="none" fo:border-top="none" fo:border-bottom="0.002cm solid #000000"/>
    </style:style>
    <style:style style:name="表4.B1.8.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999cm" table:align="margins"/>
    </style:style>
    <style:style style:name="表5.A" style:family="table-column">
      <style:table-column-properties style:column-width="8.498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3" style:family="table-row">
      <style:table-row-properties style:min-row-height="0.73cm"/>
    </style:style>
    <style:style style:name="表6" style:family="table">
      <style:table-properties style:width="16.999cm" table:align="margins"/>
    </style:style>
    <style:style style:name="表6.A" style:family="table-column">
      <style:table-column-properties style:column-width="2.357cm" style:rel-column-width="9086*"/>
    </style:style>
    <style:style style:name="表6.B" style:family="table-column">
      <style:table-column-properties style:column-width="14.642cm" style:rel-column-width="5644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3" style:family="table-row">
      <style:table-row-properties style:min-row-height="0.73cm"/>
    </style:style>
    <style:style style:name="表17" style:family="table">
      <style:table-properties style:width="16.999cm" table:align="margins"/>
    </style:style>
    <style:style style:name="表17.A" style:family="table-column">
      <style:table-column-properties style:column-width="2.357cm" style:rel-column-width="9086*"/>
    </style:style>
    <style:style style:name="表17.B" style:family="table-column">
      <style:table-column-properties style:column-width="14.642cm" style:rel-column-width="56449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4.448cm" table:align="margins"/>
    </style:style>
    <style:style style:name="表24.A" style:family="table-column">
      <style:table-column-properties style:column-width="3.612cm" style:rel-column-width="16383*"/>
    </style:style>
    <style:style style:name="表24.D" style:family="table-column">
      <style:table-column-properties style:column-width="3.612cm" style:rel-column-width="1638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D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6.958cm" table:align="left"/>
    </style:style>
    <style:style style:name="表16.A" style:family="table-column">
      <style:table-column-properties style:column-width="4.579cm"/>
    </style:style>
    <style:style style:name="表16.B" style:family="table-column">
      <style:table-column-properties style:column-width="12.379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99cm" table:align="margins"/>
    </style:style>
    <style:style style:name="表1.A" style:family="table-column">
      <style:table-column-properties style:column-width="8.498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3" style:family="table-row">
      <style:table-row-properties style:min-row-height="0.73cm"/>
    </style:style>
    <style:style style:name="表18" style:family="table">
      <style:table-properties style:width="16.999cm" table:align="margins"/>
    </style:style>
    <style:style style:name="表18.A" style:family="table-column">
      <style:table-column-properties style:column-width="2.353cm" style:rel-column-width="9072*"/>
    </style:style>
    <style:style style:name="表18.B" style:family="table-column">
      <style:table-column-properties style:column-width="14.646cm" style:rel-column-width="56463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999cm" table:align="margins"/>
    </style:style>
    <style:style style:name="表8.A" style:family="table-column">
      <style:table-column-properties style:column-width="8.498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3" style:family="table-row">
      <style:table-row-properties style:min-row-height="0.73cm"/>
    </style:style>
    <style:style style:name="表9" style:family="table">
      <style:table-properties style:width="16.999cm" table:align="margins"/>
    </style:style>
    <style:style style:name="表9.A" style:family="table-column">
      <style:table-column-properties style:column-width="2.33cm" style:rel-column-width="8984*"/>
    </style:style>
    <style:style style:name="表9.B" style:family="table-column">
      <style:table-column-properties style:column-width="14.669cm" style:rel-column-width="56551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3" style:family="table-row">
      <style:table-row-properties style:min-row-height="0.73cm"/>
    </style:style>
    <style:style style:name="表20" style:family="table">
      <style:table-properties style:width="16.999cm" table:align="margins"/>
    </style:style>
    <style:style style:name="表20.A" style:family="table-column">
      <style:table-column-properties style:column-width="2.357cm" style:rel-column-width="9086*"/>
    </style:style>
    <style:style style:name="表20.B" style:family="table-column">
      <style:table-column-properties style:column-width="14.642cm" style:rel-column-width="56449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6.999cm" table:align="margins"/>
    </style:style>
    <style:style style:name="表10.A" style:family="table-column">
      <style:table-column-properties style:column-width="8.498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.3" style:family="table-row">
      <style:table-row-properties style:min-row-height="0.73cm"/>
    </style:style>
    <style:style style:name="表11" style:family="table">
      <style:table-properties style:width="16.999cm" table:align="margins"/>
    </style:style>
    <style:style style:name="表11.A" style:family="table-column">
      <style:table-column-properties style:column-width="8.498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3" style:family="table-row">
      <style:table-row-properties style:min-row-height="0.73cm"/>
    </style:style>
    <style:style style:name="表21" style:family="table">
      <style:table-properties style:width="16.999cm" table:align="margins"/>
    </style:style>
    <style:style style:name="表21.A" style:family="table-column">
      <style:table-column-properties style:column-width="2.357cm" style:rel-column-width="9086*"/>
    </style:style>
    <style:style style:name="表21.B" style:family="table-column">
      <style:table-column-properties style:column-width="14.642cm" style:rel-column-width="56449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6.999cm" table:align="margins"/>
    </style:style>
    <style:style style:name="表12.A" style:family="table-column">
      <style:table-column-properties style:column-width="8.498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3" style:family="table-row">
      <style:table-row-properties style:min-row-height="0.73cm"/>
    </style:style>
    <style:style style:name="表7" style:family="table">
      <style:table-properties style:width="16.999cm" table:align="margins"/>
    </style:style>
    <style:style style:name="表7.A" style:family="table-column">
      <style:table-column-properties style:column-width="2.33cm" style:rel-column-width="8984*"/>
    </style:style>
    <style:style style:name="表7.B" style:family="table-column">
      <style:table-column-properties style:column-width="14.669cm" style:rel-column-width="565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3" style:family="table-row">
      <style:table-row-properties style:min-row-height="0.73cm"/>
    </style:style>
    <style:style style:name="表22" style:family="table">
      <style:table-properties style:width="16.999cm" table:align="margins"/>
    </style:style>
    <style:style style:name="表22.A" style:family="table-column">
      <style:table-column-properties style:column-width="2.357cm" style:rel-column-width="9086*"/>
    </style:style>
    <style:style style:name="表22.B" style:family="table-column">
      <style:table-column-properties style:column-width="14.642cm" style:rel-column-width="56449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6.999cm" table:align="margins"/>
    </style:style>
    <style:style style:name="表14.A" style:family="table-column">
      <style:table-column-properties style:column-width="8.498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3" style:family="table-row">
      <style:table-row-properties style:min-row-height="0.73cm"/>
    </style:style>
    <style:style style:name="表13" style:family="table">
      <style:table-properties style:width="16.999cm" table:align="margins"/>
    </style:style>
    <style:style style:name="表13.A" style:family="table-column">
      <style:table-column-properties style:column-width="2.33cm" style:rel-column-width="8984*"/>
    </style:style>
    <style:style style:name="表13.B" style:family="table-column">
      <style:table-column-properties style:column-width="14.669cm" style:rel-column-width="565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3" style:family="table-row">
      <style:table-row-properties style:min-row-height="0.73cm"/>
    </style:style>
    <style:style style:name="表23" style:family="table">
      <style:table-properties style:width="16.999cm" table:align="margins"/>
    </style:style>
    <style:style style:name="表23.A" style:family="table-column">
      <style:table-column-properties style:column-width="2.357cm" style:rel-column-width="9086*"/>
    </style:style>
    <style:style style:name="表23.B" style:family="table-column">
      <style:table-column-properties style:column-width="14.642cm" style:rel-column-width="56449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6.999cm" table:align="margins"/>
    </style:style>
    <style:style style:name="表3.A" style:family="table-column">
      <style:table-column-properties style:column-width="7.195cm" style:rel-column-width="27741*"/>
    </style:style>
    <style:style style:name="表3.B" style:family="table-column">
      <style:table-column-properties style:column-width="1.64cm" style:rel-column-width="6324*"/>
    </style:style>
    <style:style style:name="表3.C" style:family="table-column">
      <style:table-column-properties style:column-width="1.693cm" style:rel-column-width="6529*"/>
    </style:style>
    <style:style style:name="表3.F" style:family="table-column">
      <style:table-column-properties style:column-width="1.614cm" style:rel-column-width="6222*"/>
    </style:style>
    <style:style style:name="表3.G" style:family="table-column">
      <style:table-column-properties style:column-width="1.575cm" style:rel-column-width="6071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6.999cm" table:align="margins"/>
    </style:style>
    <style:style style:name="表15.A" style:family="table-column">
      <style:table-column-properties style:column-width="2.489cm" style:rel-column-width="9596*"/>
    </style:style>
    <style:style style:name="表15.B" style:family="table-column">
      <style:table-column-properties style:column-width="4.022cm" style:rel-column-width="15506*"/>
    </style:style>
    <style:style style:name="表15.C" style:family="table-column">
      <style:table-column-properties style:column-width="10.488cm" style:rel-column-width="40433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3.204cm" table:align="left"/>
    </style:style>
    <style:style style:name="表25.A" style:family="table-column">
      <style:table-column-properties style:column-width="2.805cm"/>
    </style:style>
    <style:style style:name="表25.B" style:family="table-column">
      <style:table-column-properties style:column-width="1.3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.1.1" style:family="table-cell">
      <style:table-cell-properties fo:padding="0.097cm" fo:border="0.002cm solid #000000"/>
    </style:style>
    <style:style style:name="表25.B1.1.2" style:family="table-cell">
      <style:table-cell-properties fo:padding="0.097cm" fo:border-left="0.002cm solid #000000" fo:border-right="none" fo:border-top="none" fo:border-bottom="0.002cm solid #000000"/>
    </style:style>
    <style:style style:name="表25.B1.8.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I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6.999cm" table:align="margins"/>
    </style:style>
    <style:style style:name="表26.A" style:family="table-column">
      <style:table-column-properties style:column-width="2.357cm" style:rel-column-width="9086*"/>
    </style:style>
    <style:style style:name="表26.B" style:family="table-column">
      <style:table-column-properties style:column-width="14.642cm" style:rel-column-width="56449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4.448cm" table:align="margins"/>
    </style:style>
    <style:style style:name="表27.A" style:family="table-column">
      <style:table-column-properties style:column-width="2.408cm" style:rel-column-width="10921*"/>
    </style:style>
    <style:style style:name="表27.B" style:family="table-column">
      <style:table-column-properties style:column-width="2.408cm" style:rel-column-width="10923*"/>
    </style:style>
    <style:style style:name="表27.C" style:family="table-column">
      <style:table-column-properties style:column-width="2.408cm" style:rel-column-width="10922*"/>
    </style:style>
    <style:style style:name="表27.F" style:family="table-column">
      <style:table-column-properties style:column-width="2.409cm" style:rel-column-width="1092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F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2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Text_20_body">
      <style:paragraph-properties fo:break-before="page"/>
      <style:text-properties style:language-asian="ja" style:country-asian="JP"/>
    </style:style>
    <style:style style:name="P3" style:family="paragraph" style:parent-style-name="Standard">
      <style:paragraph-properties fo:break-before="page"/>
      <style:text-properties style:language-asian="ja" style:country-asian="JP"/>
    </style:style>
    <style:style style:name="P4" style:family="paragraph" style:parent-style-name="Table_20_Contents">
      <style:text-properties style:language-asian="ja" style:country-asian="JP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Table_20_Heading">
      <style:text-properties fo:font-weight="bold" style:language-asian="ja" style:country-asian="JP" style:font-weight-asian="bold" style:font-weight-complex="bold"/>
    </style:style>
    <style:style style:name="P7" style:family="paragraph" style:parent-style-name="Table_20_Heading">
      <style:text-properties style:language-asian="ja" style:country-asian="JP"/>
    </style:style>
    <style:style style:name="P8" style:family="paragraph" style:parent-style-name="Standard">
      <style:text-properties style:language-asian="ja" style:country-asian="JP"/>
    </style:style>
    <style:style style:name="P9" style:family="paragraph" style:parent-style-name="Standard">
      <style:text-properties style:language-asian="ja" style:country-asian="JP"/>
    </style:style>
    <style:style style:name="P10" style:family="paragraph" style:parent-style-name="Text_20_body">
      <style:text-properties style:language-asian="ja" style:country-asian="JP"/>
    </style:style>
    <style:style style:name="P11" style:family="paragraph" style:parent-style-name="Heading_20_1">
      <style:text-properties style:language-asian="ja" style:country-asian="JP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style:language-asian="ja" style:country-asian="JP"/>
    </style:style>
    <style:style style:name="P14" style:family="paragraph" style:parent-style-name="Heading_20_2">
      <style:text-properties style:language-asian="ja" style:country-asian="JP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3">
      <style:text-properties style:language-asian="ja" style:country-asian="JP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3">
      <style:paragraph-properties fo:break-before="page"/>
      <style:text-properties style:language-asian="ja" style:country-asian="JP"/>
    </style:style>
    <style:style style:name="P19" style:family="paragraph" style:parent-style-name="Table_20_Contents">
      <style:text-properties style:language-asian="ja" style:country-asian="JP"/>
    </style:style>
    <style:style style:name="P20" style:family="paragraph" style:parent-style-name="Table_20_Heading">
      <style:text-properties fo:font-weight="bold" style:language-asian="ja" style:country-asian="JP" style:font-weight-asian="bold" style:font-weight-complex="bold"/>
    </style:style>
    <style:style style:name="P21" style:family="paragraph" style:parent-style-name="Table_20_Heading"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NyARI<text:span text:style-name="T1">d</text:span>Marker<text:span text:style-name="T1">仕様書(未完)</text:span></text:p>
      <text:p text:style-name="P1">(c)2008-2009 nyatla.jp</text:p>
      <text:p text:style-name="P1"/>
      <text:p text:style-name="P1">本書は、NyARToolkitのIDマーカ仕様書です。</text:p>
      <text:p text:style-name="P1"/>
      <text:h text:style-name="P11" text:outline-level="1">用語</text:h>
      <text:h text:style-name="P14" text:outline-level="2">枠線</text:h>
      <text:p text:style-name="P1">マーカの周囲を囲む、黒色の領域です。内側には、データ領域を持ちます。</text:p>
      <text:h text:style-name="P14" text:outline-level="2">データ領域</text:h>
      <text:p text:style-name="P1">ビットを配置する枠線に囲まれた領域です。</text:p>
      <text:h text:style-name="P14" text:outline-level="2">ドット</text:h>
      <text:p text:style-name="P1">マーカのデータ領域を複数の区画に分割したうちの、１つの領域です。１ドットは１ビットのデータを表します。</text:p>
      <text:h text:style-name="P14" text:outline-level="2">パケット</text:h>
      <text:p text:style-name="P1">１個、または８個のドットを組み合わせたデータ塊です。1パケットは1バイトのデータを格納します。</text:p>
      <text:h text:style-name="Heading_20_2" text:outline-level="2">トラッキング<text:span text:style-name="T1">ドット</text:span></text:h>
      <text:p text:style-name="P1">データの検出開始位置を特定するためのドットです。マーカの周囲に固定値で配置します。</text:p>
      <text:h text:style-name="P14" text:outline-level="2">制御ドット</text:h>
      <text:h text:style-name="Heading_20_2" text:outline-level="2">データ<text:span text:style-name="T1">ドット</text:span></text:h>
      <text:p text:style-name="P1">ユーザ定義の値を格納するビットです。任意の値に指定できます。</text:p>
      <text:h text:style-name="P14" text:outline-level="2">ドメインID</text:h>
      <text:h text:style-name="P14" text:outline-level="2">マスクID</text:h>
      <text:h text:style-name="P14" text:outline-level="2">フォーマットID</text:h>
      <text:p text:style-name="P1"/>
      <text:h text:style-name="P14" text:outline-level="2"/>
      <text:h text:style-name="P13" text:outline-level="1">枠線仕様</text:h>
      <text:p text:style-name="P1">枠線のサイズはマーカ全体の15%です。マーカの周囲から15%を差し引いた、残りの70%の領域を、データ領域とします。</text:p>
      <text:p text:style-name="P1"><draw:frame draw:style-name="fr2" draw:name="グラフィックス1" text:anchor-type="paragraph" svg:x="0.208cm" svg:y="0.397cm" svg:width="5.68cm" svg:height="5.92cm" draw:z-index="0"><draw:image xlink:href="Pictures/200000BA00002C6000002E3837F062D8.svm" xlink:type="simple" xlink:show="embed" xlink:actuate="onLoad"/></draw:frame></text:p>
      <text:h text:style-name="Heading_20_1" text:outline-level="1"/>
      <text:h text:style-name="P12" text:outline-level="1">データ領域仕様</text:h>
      <text:h text:style-name="Heading_20_2" text:outline-level="2">Model2</text:h>
      <text:p text:style-name="P1">データ領域を5*5、計25セルに分割したモデルです。</text:p>
      <text:p text:style-name="P1"/>
      <text:p text:style-name="P1">model2の制御ドット、チェックドットは3bit値のうち0x05を除いた数値を使用します。値は、101(2)=5以上の値から1を差し引いた値で、次の式で求められます。</text:p>
      <text:p text:style-name="P1"><text:s text:c="2"/>n=n&gt;=5?n-1:n;</text:p>
      <text:h text:style-name="Heading_20_3" text:outline-level="3">ビット構成</text:h>
      <table:table table:name="表2" table:style-name="表2">
        <table:table-column table:style-name="表2.A"/>
        <table:table-column table:style-name="表2.B"/>
        <table:table-header-rows>
          <table:table-row>
            <table:table-cell table:style-name="表2.A1" office:value-type="string">
              <text:p text:style-name="P4">名前</text:p>
            </table:table-cell>
            <table:table-cell table:style-name="表2.B1" office:value-type="string">
              <text:p text:style-name="P4">ビット数</text:p>
            </table:table-cell>
          </table:table-row>
        </table:table-header-rows>
        <table:table-row>
          <table:table-cell table:style-name="表2.A2" office:value-type="string">
            <text:p text:style-name="P4">データドット</text:p>
          </table:table-cell>
          <table:table-cell table:style-name="表2.B2" office:value-type="string">
            <text:p text:style-name="P4">9[0,1-8]</text:p>
          </table:table-cell>
        </table:table-row>
        <table:table-row>
          <table:table-cell table:style-name="表2.A2" office:value-type="string">
            <text:p text:style-name="P4">トラッキングビット</text:p>
          </table:table-cell>
          <table:table-cell table:style-name="表2.B2" office:value-type="string">
            <text:p text:style-name="Table_20_Contents">10</text:p>
          </table:table-cell>
        </table:table-row>
        <table:table-row>
          <table:table-cell table:style-name="表2.A2" office:value-type="string">
            <text:p text:style-name="P4">制御ビット1</text:p>
          </table:table-cell>
          <table:table-cell table:style-name="表2.B2" office:value-type="string">
            <text:p text:style-name="Table_20_Contents">3</text:p>
          </table:table-cell>
        </table:table-row>
        <table:table-row>
          <table:table-cell table:style-name="表2.A2" office:value-type="string">
            <text:p text:style-name="P4">パリティビット</text:p>
          </table:table-cell>
          <table:table-cell table:style-name="表2.B2" office:value-type="string">
            <text:p text:style-name="Table_20_Contents">3</text:p>
          </table:table-cell>
        </table:table-row>
      </table:table>
      <text:p text:style-name="P1"><draw:frame draw:style-name="fr1" draw:name="枠1" text:anchor-type="paragraph" svg:x="6.001cm" svg:y="0.434cm" svg:width="5.022cm" draw:z-index="1"><draw:text-box fo:min-height="5.833cm"><text:p text:style-name="P5"><draw:frame draw:style-name="fr3" draw:name="グラフィックス3" text:anchor-type="paragraph" svg:x="0.004cm" svg:y="0.213cm" svg:width="5.02cm" style:rel-width="100%" svg:height="5.02cm" style:rel-height="scale" draw:z-index="2"><draw:image xlink:href="Pictures/200002CB000027310000273150144573.svm" xlink:type="simple" xlink:show="embed" xlink:actuate="onLoad"/></draw:frame>図 <text:sequence text:ref-name="refIllustration0" text:name="Illustration" text:formula="ooow:Illustration+1" style:num-format="1">1</text:sequence>:<text:span text:style-name="T1">ビット配置</text:span></text:p></draw:text-box></draw:frame><draw:frame draw:style-name="fr1" draw:name="枠2" text:anchor-type="paragraph" svg:x="11.919cm" svg:y="0.434cm" svg:width="5.02cm" draw:z-index="3"><draw:text-box fo:min-height="5.02cm"><text:p text:style-name="P5"><draw:frame draw:style-name="fr4" draw:name="グラフィックス4" text:anchor-type="paragraph" svg:x="0.004cm" svg:y="0.002cm" svg:width="5.02cm" style:rel-width="100%" svg:height="5.02cm" style:rel-height="scale" draw:z-index="6"><draw:image xlink:href="Pictures/2000030B0000273100002731B750830C.svm" xlink:type="simple" xlink:show="embed" xlink:actuate="onLoad"/></draw:frame>図 <text:sequence text:ref-name="refIllustration1" text:name="Illustration" text:formula="ooow:Illustration+1" style:num-format="1">2</text:sequence>:<text:span text:style-name="T1">領域分割</text:span></text:p></draw:text-box></draw:frame><draw:frame draw:style-name="fr1" draw:name="枠3" text:anchor-type="paragraph" svg:x="0.328cm" svg:y="0.457cm" svg:width="5.02cm" draw:z-index="4"><draw:text-box fo:min-height="5.02cm"><text:p text:style-name="Illustration"><draw:frame draw:style-name="fr4" draw:name="グラフィックス2" text:anchor-type="paragraph" svg:x="0.004cm" svg:y="0.002cm" svg:width="5.02cm" style:rel-width="100%" svg:height="5.02cm" style:rel-height="scale" draw:z-index="5"><draw:image xlink:href="Pictures/2000015E000027310000273143333F9D.svm" xlink:type="simple" xlink:show="embed" xlink:actuate="onLoad"/></draw:frame>図 <text:sequence text:ref-name="refIllustration2" text:name="Illustration" text:formula="ooow:Illustration+1" style:num-format="1">3</text:sequence>:テンプレート</text:p></draw:text-box></draw:frame></text:p>
      <text:h text:style-name="Heading_20_3" text:outline-level="3"/>
      <text:h text:style-name="P17" text:outline-level="3">データ<text:span text:style-name="T1">ドット</text:span></text:h>
      <text:p text:style-name="P1">model2では、合計9ドットに、２パケットのデータを格納します。パケット0は有効ビットが1ビットしかなく、0または1の値をとります。</text:p>
      <table:table table:name="表4" table:style-name="表4">
        <table:table-column table:style-name="表4.A"/>
        <table:table-column table:style-name="表4.B" table:number-columns-repeated="8"/>
        <table:table-header-rows>
          <table:table-row>
            <table:table-cell table:style-name="表4.A1" office:value-type="string">
              <text:p text:style-name="P6">パケット番号</text:p>
            </table:table-cell>
            <table:table-cell table:number-columns-spanned="8">
              <table:table table:is-sub-table="true">
                <table:table-column table:style-name="表4.B" table:number-columns-repeated="8"/>
                <table:table-row>
                  <table:table-cell table:style-name="表4.B1.1.1" table:number-columns-spanned="8" office:value-type="string">
                    <text:p text:style-name="P7">ビット/ドット番号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表4.B1.1.2" office:value-type="string">
                    <text:p text:style-name="P7">Bit7</text:p>
                  </table:table-cell>
                  <table:table-cell table:style-name="表4.B1.1.2" office:value-type="string">
                    <text:p text:style-name="Table_20_Heading">Bit6</text:p>
                  </table:table-cell>
                  <table:table-cell table:style-name="表4.B1.1.2" office:value-type="string">
                    <text:p text:style-name="Table_20_Heading">Bit5</text:p>
                  </table:table-cell>
                  <table:table-cell table:style-name="表4.B1.1.2" office:value-type="string">
                    <text:p text:style-name="Table_20_Heading">Bit4</text:p>
                  </table:table-cell>
                  <table:table-cell table:style-name="表4.B1.1.2" office:value-type="string">
                    <text:p text:style-name="Table_20_Heading">Bit3</text:p>
                  </table:table-cell>
                  <table:table-cell table:style-name="表4.B1.1.2" office:value-type="string">
                    <text:p text:style-name="Table_20_Heading">Bit2</text:p>
                  </table:table-cell>
                  <table:table-cell table:style-name="表4.B1.1.2" office:value-type="string">
                    <text:p text:style-name="Table_20_Heading">Bit1</text:p>
                  </table:table-cell>
                  <table:table-cell table:style-name="表4.B1.8.2" office:value-type="string">
                    <text:p text:style-name="Table_20_Heading">Bit0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4.B1.1.2" office:value-type="string">
            <text:p text:style-name="Table_20_Contents">0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1.2" office:value-type="string">
            <text:p text:style-name="Table_20_Contents">-</text:p>
          </table:table-cell>
          <table:table-cell table:style-name="表4.B1.8.2" office:value-type="string">
            <text:p text:style-name="Table_20_Contents">0</text:p>
          </table:table-cell>
        </table:table-row>
        <table:table-row>
          <table:table-cell table:style-name="表4.B1.1.2" office:value-type="string">
            <text:p text:style-name="Table_20_Contents">1</text:p>
          </table:table-cell>
          <table:table-cell table:style-name="表4.B1.1.2" office:value-type="string">
            <text:p text:style-name="Table_20_Contents">8</text:p>
          </table:table-cell>
          <table:table-cell table:style-name="表4.B1.1.2" office:value-type="string">
            <text:p text:style-name="Table_20_Contents">7</text:p>
          </table:table-cell>
          <table:table-cell table:style-name="表4.B1.1.2" office:value-type="string">
            <text:p text:style-name="Table_20_Contents">6</text:p>
          </table:table-cell>
          <table:table-cell table:style-name="表4.B1.1.2" office:value-type="string">
            <text:p text:style-name="Table_20_Contents">5</text:p>
          </table:table-cell>
          <table:table-cell table:style-name="表4.B1.1.2" office:value-type="string">
            <text:p text:style-name="Table_20_Contents">4</text:p>
          </table:table-cell>
          <table:table-cell table:style-name="表4.B1.1.2" office:value-type="string">
            <text:p text:style-name="Table_20_Contents">3</text:p>
          </table:table-cell>
          <table:table-cell table:style-name="表4.B1.1.2" office:value-type="string">
            <text:p text:style-name="Table_20_Contents">2</text:p>
          </table:table-cell>
          <table:table-cell table:style-name="表4.B1.8.2" office:value-type="string">
            <text:p text:style-name="Table_20_Contents">1</text:p>
          </table:table-cell>
        </table:table-row>
      </table:table>
      <text:p text:style-name="Text_20_body"/>
      <text:h text:style-name="Heading_20_3" text:outline-level="3">制御<text:span text:style-name="T1">ドット</text:span></text:h>
      <text:p text:style-name="P1">制御ドットには、２つの値（マスクタイプ、ドメインID）を格納します。</text:p>
      <text:p text:style-name="P1">各値は、以下の式で求めます。</text:p>
      <text:p text:style-name="P1"/>
      <text:p text:style-name="P1">control_value=制御語(2*3=6code)</text:p>
      <text:p text:style-name="P1">マスクID=control_value%3</text:p>
      <text:p text:style-name="P1">ドメインID=control_value/3</text:p>
      <text:p text:style-name="P1"/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5" table:style-name="表5">
        <table:table-column table:style-name="表5.A"/>
        <table:table-column table:style-name="表5.B"/>
        <table:table-header-rows>
          <table:table-row>
            <table:table-cell table:style-name="表5.A1" office:value-type="string">
              <text:p text:style-name="P4">値</text:p>
            </table:table-cell>
            <table:table-cell table:style-name="表5.B1" office:value-type="string">
              <text:p text:style-name="P4">意味</text:p>
            </table:table-cell>
          </table:table-row>
        </table:table-header-rows>
        <table:table-row>
          <table:table-cell table:style-name="表5.A2" office:value-type="string">
            <text:p text:style-name="P4">0</text:p>
          </table:table-cell>
          <table:table-cell table:style-name="表5.B2" office:value-type="string">
            <text:p text:style-name="P4">マスクなし</text:p>
          </table:table-cell>
        </table:table-row>
        <table:table-row table:style-name="表5.3">
          <table:table-cell table:style-name="表5.A2" office:value-type="string">
            <text:p text:style-name="P4">1</text:p>
          </table:table-cell>
          <table:table-cell table:style-name="表5.B2" office:value-type="string">
            <text:p text:style-name="P4">マスクパターン1（使用できません）</text:p>
          </table:table-cell>
        </table:table-row>
        <table:table-row>
          <table:table-cell table:style-name="表5.A2" office:value-type="string">
            <text:p text:style-name="P4">2</text:p>
          </table:table-cell>
          <table:table-cell table:style-name="表5.B2" office:value-type="string">
            <text:p text:style-name="P4">マスクパターン2（使用できません）</text:p>
          </table:table-cell>
        </table:table-row>
      </table:table>
      <text:p text:style-name="P1"/>
      <text:h text:style-name="P16" text:outline-level="3"/>
      <text:h text:style-name="P18" text:outline-level="3">ドメインID</text:h>
      <text:p text:style-name="P1">格納されるデータのドメインを表します。ドメインにより、データの符号化方法、値空間の定義方法が定まります。</text:p>
      <table:table table:name="表6" table:style-name="表6">
        <table:table-column table:style-name="表6.A"/>
        <table:table-column table:style-name="表6.B"/>
        <table:table-header-rows>
          <table:table-row>
            <table:table-cell table:style-name="表6.A1" office:value-type="string">
              <text:p text:style-name="P4">値</text:p>
            </table:table-cell>
            <table:table-cell table:style-name="表6.B1" office:value-type="string">
              <text:p text:style-name="P4">意味</text:p>
            </table:table-cell>
          </table:table-row>
        </table:table-header-rows>
        <table:table-row>
          <table:table-cell table:style-name="表6.A2" office:value-type="string">
            <text:p text:style-name="P4">0</text:p>
          </table:table-cell>
          <table:table-cell table:style-name="表6.B2" office:value-type="string">
            <text:p text:style-name="P4">ユーザ定義のRawBit形式データ(9bit-2packet)であることを示します。</text:p>
          </table:table-cell>
        </table:table-row>
        <table:table-row table:style-name="表6.3">
          <table:table-cell table:style-name="表6.A2" office:value-type="string">
            <text:p text:style-name="P4">1</text:p>
          </table:table-cell>
          <table:table-cell table:style-name="表6.B2" office:value-type="string">
            <text:p text:style-name="P4">-</text:p>
          </table:table-cell>
        </table:table-row>
      </table:table>
      <text:p text:style-name="Standard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17" table:style-name="表17">
        <table:table-column table:style-name="表17.A"/>
        <table:table-column table:style-name="表17.B"/>
        <table:table-header-rows>
          <table:table-row>
            <table:table-cell table:style-name="表17.A1" office:value-type="string">
              <text:p text:style-name="P4">ドメインID</text:p>
            </table:table-cell>
            <table:table-cell table:style-name="表17.B1" office:value-type="string">
              <text:p text:style-name="P4">値</text:p>
            </table:table-cell>
          </table:table-row>
        </table:table-header-rows>
        <table:table-row>
          <table:table-cell table:style-name="表17.A2" office:value-type="string">
            <text:p text:style-name="P4">0</text:p>
          </table:table-cell>
          <table:table-cell table:style-name="表17.B2" office:value-type="string">
            <text:p text:style-name="P8">データ領域に格納した各バイトデータの合計値mod 7を、次式で変換して、3ビットの2進数で格納します。</text:p>
            <text:p text:style-name="P1">n=n&gt;=5?n+1:n;(nは0x05を除いた3bitの値)</text:p>
            <table:table table:name="表24" table:style-name="表24">
              <table:table-column table:style-name="表24.A" table:number-columns-repeated="3"/>
              <table:table-column table:style-name="表24.D"/>
              <table:table-header-rows>
                <table:table-row>
                  <table:table-cell table:style-name="表24.A1" office:value-type="string">
                    <text:p text:style-name="P4">値名</text:p>
                  </table:table-cell>
                  <table:table-cell table:style-name="表24.A1" office:value-type="string">
                    <text:p text:style-name="Table_20_Contents"/>
                  </table:table-cell>
                  <table:table-cell table:style-name="表24.A1" office:value-type="string">
                    <text:p text:style-name="Table_20_Contents"/>
                  </table:table-cell>
                  <table:table-cell table:style-name="表24.D1" office:value-type="string">
                    <text:p text:style-name="Table_20_Contents"/>
                  </table:table-cell>
                </table:table-row>
              </table:table-header-rows>
              <table:table-row>
                <table:table-cell table:style-name="表24.A2" office:value-type="string">
                  <text:p text:style-name="P4">ドット番号</text:p>
                </table:table-cell>
                <table:table-cell table:style-name="表24.A2" office:value-type="string">
                  <text:p text:style-name="Table_20_Contents">16</text:p>
                </table:table-cell>
                <table:table-cell table:style-name="表24.A2" office:value-type="string">
                  <text:p text:style-name="Table_20_Contents">15</text:p>
                </table:table-cell>
                <table:table-cell table:style-name="表24.D2" office:value-type="string">
                  <text:p text:style-name="Table_20_Contents">14</text:p>
                </table:table-cell>
              </table:table-row>
              <table:table-row>
                <table:table-cell table:style-name="表24.A2" office:value-type="string">
                  <text:p text:style-name="Table_20_Contents">Bit<text:span text:style-name="T1">番号</text:span></text:p>
                </table:table-cell>
                <table:table-cell table:style-name="表24.A2" office:value-type="string">
                  <text:p text:style-name="Table_20_Contents">2</text:p>
                </table:table-cell>
                <table:table-cell table:style-name="表24.A2" office:value-type="string">
                  <text:p text:style-name="Table_20_Contents">1</text:p>
                </table:table-cell>
                <table:table-cell table:style-name="表24.D2" office:value-type="string">
                  <text:p text:style-name="Table_20_Contents">0</text:p>
                </table:table-cell>
              </table:table-row>
            </table:table>
            <text:p text:style-name="P8">例えば、データ領域の格納値が120+1ならば、121 mod 5 = 1 を格納します。</text:p>
          </table:table-cell>
        </table:table-row>
        <table:table-row>
          <table:table-cell table:style-name="表17.A2" office:value-type="string">
            <text:p text:style-name="P4">1以上</text:p>
          </table:table-cell>
          <table:table-cell table:style-name="表17.B2" office:value-type="string">
            <text:p text:style-name="P8">未定義です。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/>
      <text:h text:style-name="Heading_20_2" text:outline-level="2">Model3</text:h>
      <text:p text:style-name="P1">データ領域を7*7、計49セルに分割したモデルです。　</text:p>
      <text:p text:style-name="P1"/>
      <text:p text:style-name="P1">model3の制御ドット、チェックドットは5bit値のうち0x15を除いた数値を使用します。値は、10101(2)=21以上の値から1を差し引いた値で、次の式で求められます。</text:p>
      <text:p text:style-name="P1"><text:s text:c="2"/>n=n&gt;=21?n-1:n;</text:p>
      <text:h text:style-name="Heading_20_3" text:outline-level="3">ビット構成</text:h>
      <table:table table:name="表16" table:style-name="表16">
        <table:table-column table:style-name="表16.A"/>
        <table:table-column table:style-name="表16.B"/>
        <table:table-header-rows>
          <table:table-row>
            <table:table-cell table:style-name="表16.A1" office:value-type="string">
              <text:p text:style-name="P4">名前</text:p>
            </table:table-cell>
            <table:table-cell table:style-name="表16.B1" office:value-type="string">
              <text:p text:style-name="P4">ビット数</text:p>
            </table:table-cell>
          </table:table-row>
        </table:table-header-rows>
        <table:table-row>
          <table:table-cell table:style-name="表16.A2" office:value-type="string">
            <text:p text:style-name="P4">データドット</text:p>
          </table:table-cell>
          <table:table-cell table:style-name="表16.B2" office:value-type="string">
            <text:p text:style-name="P4">25[0,1-8,9-16,17-24]</text:p>
          </table:table-cell>
        </table:table-row>
        <table:table-row>
          <table:table-cell table:style-name="表16.A2" office:value-type="string">
            <text:p text:style-name="P4">トラッキングビット</text:p>
          </table:table-cell>
          <table:table-cell table:style-name="表16.B2" office:value-type="string">
            <text:p text:style-name="Table_20_Contents">14</text:p>
          </table:table-cell>
        </table:table-row>
        <table:table-row>
          <table:table-cell table:style-name="表16.A2" office:value-type="string">
            <text:p text:style-name="P4">制御ビット1</text:p>
          </table:table-cell>
          <table:table-cell table:style-name="表16.B2" office:value-type="string">
            <text:p text:style-name="Table_20_Contents">5</text:p>
          </table:table-cell>
        </table:table-row>
        <table:table-row>
          <table:table-cell table:style-name="表16.A2" office:value-type="string">
            <text:p text:style-name="P4">パリティビット</text:p>
          </table:table-cell>
          <table:table-cell table:style-name="表16.B2" office:value-type="string">
            <text:p text:style-name="Table_20_Contents">5</text:p>
          </table:table-cell>
        </table:table-row>
      </table:table>
      <text:p text:style-name="Text_20_body"><draw:frame draw:style-name="fr1" draw:name="枠4" text:anchor-type="paragraph" svg:x="0.434cm" svg:y="0.37cm" svg:width="5.001cm" draw:z-index="7"><draw:text-box fo:min-height="5.001cm"><text:p text:style-name="Illustration"><draw:frame draw:style-name="fr5" draw:name="グラフィックス7" text:anchor-type="paragraph" svg:x="0.004cm" svg:y="0.002cm" svg:width="5.001cm" style:rel-width="100%" svg:height="5.001cm" style:rel-height="scale" draw:z-index="8"><draw:image xlink:href="Pictures/2000034E000027130000271343E5D8A0.svm" xlink:type="simple" xlink:show="embed" xlink:actuate="onLoad"/></draw:frame>図 <text:sequence text:ref-name="refIllustration3" text:name="Illustration" text:formula="ooow:Illustration+1" style:num-format="1">6</text:sequence>:テンプレート</text:p></draw:text-box></draw:frame><draw:frame draw:style-name="fr1" draw:name="枠5" text:anchor-type="paragraph" svg:x="5.988cm" svg:y="0.344cm" svg:width="5.02cm" draw:z-index="9"><draw:text-box fo:min-height="5.02cm"><text:p text:style-name="Illustration"><draw:frame draw:style-name="fr5" draw:name="グラフィックス5" text:anchor-type="paragraph" svg:x="0.004cm" svg:y="0.002cm" svg:width="5.02cm" style:rel-width="100%" svg:height="5.02cm" style:rel-height="scale" draw:z-index="10"><draw:image xlink:href="Pictures/200005990000273100002731485D23A5.svm" xlink:type="simple" xlink:show="embed" xlink:actuate="onLoad"/></draw:frame>図 <text:sequence text:ref-name="refIllustration4" text:name="Illustration" text:formula="ooow:Illustration+1" style:num-format="1">4</text:sequence>:ビット配置</text:p></draw:text-box></draw:frame><draw:frame draw:style-name="fr1" draw:name="枠6" text:anchor-type="paragraph" svg:x="11.518cm" svg:y="0.349cm" svg:width="5.02cm" draw:z-index="11"><draw:text-box fo:min-height="5.02cm"><text:p text:style-name="Illustration"><draw:frame draw:style-name="fr5" draw:name="グラフィックス6" text:anchor-type="paragraph" svg:x="0.004cm" svg:y="0.002cm" svg:width="5.02cm" style:rel-width="100%" svg:height="5.02cm" style:rel-height="scale" draw:z-index="12"><draw:image xlink:href="Pictures/200006090000273100002731230D5987.svm" xlink:type="simple" xlink:show="embed" xlink:actuate="onLoad"/></draw:frame>図 <text:sequence text:ref-name="refIllustration5" text:name="Illustration" text:formula="ooow:Illustration+1" style:num-format="1">5</text:sequence>:領域分割</text:p></draw:text-box></draw:frame></text:p>
      <text:h text:style-name="Heading_20_3" text:outline-level="3"/>
      <text:h text:style-name="P17" text:outline-level="3">データ<text:span text:style-name="T1">ドット</text:span></text:h>
      <text:p text:style-name="P1">model2では、合計25ドットに、4パケットのデータを格納します。パケット0は有効ビットが1ビットしかなく、0または1の値をとります。</text:p>
      <table:table table:name="表25" table:style-name="表25">
        <table:table-column table:style-name="表25.A"/>
        <table:table-column table:style-name="表25.B" table:number-columns-repeated="8"/>
        <table:table-header-rows>
          <table:table-row>
            <table:table-cell table:style-name="表25.A1" office:value-type="string">
              <text:p text:style-name="P6">パケット番号</text:p>
            </table:table-cell>
            <table:table-cell table:number-columns-spanned="8">
              <table:table table:is-sub-table="true">
                <table:table-column table:style-name="表25.B" table:number-columns-repeated="8"/>
                <table:table-row>
                  <table:table-cell table:style-name="表25.B1.1.1" table:number-columns-spanned="8" office:value-type="string">
                    <text:p text:style-name="P7">ビット/ドット番号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表25.B1.1.2" office:value-type="string">
                    <text:p text:style-name="P7">Bit7</text:p>
                  </table:table-cell>
                  <table:table-cell table:style-name="表25.B1.1.2" office:value-type="string">
                    <text:p text:style-name="Table_20_Heading">Bit6</text:p>
                  </table:table-cell>
                  <table:table-cell table:style-name="表25.B1.1.2" office:value-type="string">
                    <text:p text:style-name="Table_20_Heading">Bit5</text:p>
                  </table:table-cell>
                  <table:table-cell table:style-name="表25.B1.1.2" office:value-type="string">
                    <text:p text:style-name="Table_20_Heading">Bit4</text:p>
                  </table:table-cell>
                  <table:table-cell table:style-name="表25.B1.1.2" office:value-type="string">
                    <text:p text:style-name="Table_20_Heading">Bit3</text:p>
                  </table:table-cell>
                  <table:table-cell table:style-name="表25.B1.1.2" office:value-type="string">
                    <text:p text:style-name="Table_20_Heading">Bit2</text:p>
                  </table:table-cell>
                  <table:table-cell table:style-name="表25.B1.1.2" office:value-type="string">
                    <text:p text:style-name="Table_20_Heading">Bit1</text:p>
                  </table:table-cell>
                  <table:table-cell table:style-name="表25.B1.8.2" office:value-type="string">
                    <text:p text:style-name="Table_20_Heading">Bit0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25.B1.1.2" office:value-type="string">
            <text:p text:style-name="Table_20_Contents">0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1.2" office:value-type="string">
            <text:p text:style-name="Table_20_Contents">-</text:p>
          </table:table-cell>
          <table:table-cell table:style-name="表25.B1.8.2" office:value-type="string">
            <text:p text:style-name="Table_20_Contents">0</text:p>
          </table:table-cell>
        </table:table-row>
        <table:table-row>
          <table:table-cell table:style-name="表25.B1.1.2" office:value-type="string">
            <text:p text:style-name="Table_20_Contents">1</text:p>
          </table:table-cell>
          <table:table-cell table:style-name="表25.B1.1.2" office:value-type="string">
            <text:p text:style-name="Table_20_Contents">8</text:p>
          </table:table-cell>
          <table:table-cell table:style-name="表25.B1.1.2" office:value-type="string">
            <text:p text:style-name="Table_20_Contents">7</text:p>
          </table:table-cell>
          <table:table-cell table:style-name="表25.B1.1.2" office:value-type="string">
            <text:p text:style-name="Table_20_Contents">6</text:p>
          </table:table-cell>
          <table:table-cell table:style-name="表25.B1.1.2" office:value-type="string">
            <text:p text:style-name="Table_20_Contents">5</text:p>
          </table:table-cell>
          <table:table-cell table:style-name="表25.B1.1.2" office:value-type="string">
            <text:p text:style-name="Table_20_Contents">4</text:p>
          </table:table-cell>
          <table:table-cell table:style-name="表25.B1.1.2" office:value-type="string">
            <text:p text:style-name="Table_20_Contents">3</text:p>
          </table:table-cell>
          <table:table-cell table:style-name="表25.B1.1.2" office:value-type="string">
            <text:p text:style-name="Table_20_Contents">2</text:p>
          </table:table-cell>
          <table:table-cell table:style-name="表25.B1.8.2" office:value-type="string">
            <text:p text:style-name="Table_20_Contents">1</text:p>
          </table:table-cell>
        </table:table-row>
        <table:table-row>
          <table:table-cell table:style-name="表25.B1.1.2" office:value-type="string">
            <text:p text:style-name="P4">2</text:p>
          </table:table-cell>
          <table:table-cell table:style-name="表25.B4" office:value-type="float" office:value="16">
            <text:p text:style-name="Table_20_Contents">16</text:p>
          </table:table-cell>
          <table:table-cell table:style-name="表25.B4" office:value-type="float" office:value="15">
            <text:p text:style-name="Table_20_Contents">15</text:p>
          </table:table-cell>
          <table:table-cell table:style-name="表25.B4" office:value-type="float" office:value="14">
            <text:p text:style-name="Table_20_Contents">14</text:p>
          </table:table-cell>
          <table:table-cell table:style-name="表25.B4" office:value-type="float" office:value="13">
            <text:p text:style-name="Table_20_Contents">13</text:p>
          </table:table-cell>
          <table:table-cell table:style-name="表25.B4" office:value-type="float" office:value="12">
            <text:p text:style-name="Table_20_Contents">12</text:p>
          </table:table-cell>
          <table:table-cell table:style-name="表25.B4" office:value-type="float" office:value="11">
            <text:p text:style-name="Table_20_Contents">11</text:p>
          </table:table-cell>
          <table:table-cell table:style-name="表25.B4" office:value-type="float" office:value="10">
            <text:p text:style-name="Table_20_Contents">10</text:p>
          </table:table-cell>
          <table:table-cell table:style-name="表25.I4" office:value-type="float" office:value="9">
            <text:p text:style-name="Table_20_Contents">9</text:p>
          </table:table-cell>
        </table:table-row>
        <table:table-row>
          <table:table-cell table:style-name="表25.B1.1.2" office:value-type="string">
            <text:p text:style-name="P4">3</text:p>
          </table:table-cell>
          <table:table-cell table:style-name="表25.B4" office:value-type="float" office:value="24">
            <text:p text:style-name="Table_20_Contents">24</text:p>
          </table:table-cell>
          <table:table-cell table:style-name="表25.B4" office:value-type="float" office:value="23">
            <text:p text:style-name="Table_20_Contents">23</text:p>
          </table:table-cell>
          <table:table-cell table:style-name="表25.B4" office:value-type="float" office:value="22">
            <text:p text:style-name="Table_20_Contents">22</text:p>
          </table:table-cell>
          <table:table-cell table:style-name="表25.B4" office:value-type="float" office:value="21">
            <text:p text:style-name="Table_20_Contents">21</text:p>
          </table:table-cell>
          <table:table-cell table:style-name="表25.B4" office:value-type="float" office:value="20">
            <text:p text:style-name="Table_20_Contents">20</text:p>
          </table:table-cell>
          <table:table-cell table:style-name="表25.B4" office:value-type="float" office:value="19">
            <text:p text:style-name="Table_20_Contents">19</text:p>
          </table:table-cell>
          <table:table-cell table:style-name="表25.B4" office:value-type="float" office:value="18">
            <text:p text:style-name="Table_20_Contents">18</text:p>
          </table:table-cell>
          <table:table-cell table:style-name="表25.I4" office:value-type="float" office:value="17">
            <text:p text:style-name="Table_20_Contents">17</text:p>
          </table:table-cell>
        </table:table-row>
      </table:table>
      <text:h text:style-name="Heading_20_3" text:outline-level="3">制御<text:span text:style-name="T1">ドット</text:span></text:h>
      <text:p text:style-name="P1">制御ドットには、2つの値（マスクタイプ、ドメインID）を格納します。</text:p>
      <text:p text:style-name="P1">各値は、以下の式で求めます。</text:p>
      <text:p text:style-name="P1"/>
      <text:p text:style-name="P1">control_value=制御語(5*3*2=30code)</text:p>
      <text:p text:style-name="P1">マスクID=control_value%5</text:p>
      <text:p text:style-name="P1">ドメインID=control_value/5</text:p>
      <text:p text:style-name="Text_20_body"/>
      <text:p text:style-name="P1">データビットのマスク値を指定します。現在は0のみ指定できます。</text:p>
      <table:table table:name="表1" table:style-name="表1">
        <table:table-column table:style-name="表1.A"/>
        <table:table-column table:style-name="表1.B"/>
        <table:table-header-rows>
          <table:table-row>
            <table:table-cell table:style-name="表1.A1" office:value-type="string">
              <text:p text:style-name="P4">値</text:p>
            </table:table-cell>
            <table:table-cell table:style-name="表1.B1" office:value-type="string">
              <text:p text:style-name="P4">意味</text:p>
            </table:table-cell>
          </table:table-row>
        </table:table-header-rows>
        <table:table-row>
          <table:table-cell table:style-name="表1.A2" office:value-type="string">
            <text:p text:style-name="P4">0</text:p>
          </table:table-cell>
          <table:table-cell table:style-name="表1.B2" office:value-type="string">
            <text:p text:style-name="P4">マスクなし</text:p>
          </table:table-cell>
        </table:table-row>
        <table:table-row table:style-name="表1.3">
          <table:table-cell table:style-name="表1.A2" office:value-type="string">
            <text:p text:style-name="P4">1</text:p>
          </table:table-cell>
          <table:table-cell table:style-name="表1.B2" office:value-type="string">
            <text:p text:style-name="P4">マスクパターン1（使用できません）</text:p>
          </table:table-cell>
        </table:table-row>
        <table:table-row>
          <table:table-cell table:style-name="表1.A2" office:value-type="string">
            <text:p text:style-name="P4">2</text:p>
          </table:table-cell>
          <table:table-cell table:style-name="表1.B2" office:value-type="string">
            <text:p text:style-name="P4">マスクパターン2（使用できません）</text:p>
          </table:table-cell>
        </table:table-row>
        <table:table-row>
          <table:table-cell table:style-name="表1.A2" office:value-type="string">
            <text:p text:style-name="P4">3</text:p>
          </table:table-cell>
          <table:table-cell table:style-name="表1.B2" office:value-type="string">
            <text:p text:style-name="P4">マスクパターン3（使用できません）</text:p>
          </table:table-cell>
        </table:table-row>
        <table:table-row>
          <table:table-cell table:style-name="表1.A2" office:value-type="string">
            <text:p text:style-name="P4">4</text:p>
          </table:table-cell>
          <table:table-cell table:style-name="表1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6" text:outline-level="3"/>
      <text:h text:style-name="P18" text:outline-level="3">ドメインID</text:h>
      <text:p text:style-name="P1">データのドメインを表します。</text:p>
      <table:table table:name="表18" table:style-name="表18">
        <table:table-column table:style-name="表18.A"/>
        <table:table-column table:style-name="表18.B"/>
        <table:table-header-rows>
          <table:table-row>
            <table:table-cell table:style-name="表18.A1" office:value-type="string">
              <text:p text:style-name="P4">値</text:p>
            </table:table-cell>
            <table:table-cell table:style-name="表18.B1" office:value-type="string">
              <text:p text:style-name="P4">意味</text:p>
            </table:table-cell>
          </table:table-row>
        </table:table-header-rows>
        <table:table-row>
          <table:table-cell table:style-name="表18.A2" office:value-type="string">
            <text:p text:style-name="P4">0</text:p>
          </table:table-cell>
          <table:table-cell table:style-name="表18.B2" office:value-type="string">
            <text:p text:style-name="P4">ユーザ定義のRawBit形式データ(25bit-4packet)であることを示します。</text:p>
          </table:table-cell>
        </table:table-row>
        <table:table-row>
          <table:table-cell table:style-name="表18.A2" office:value-type="string">
            <text:p text:style-name="P4">1以上</text:p>
          </table:table-cell>
          <table:table-cell table:style-name="表18.B2" office:value-type="string">
            <text:p text:style-name="P4">未定義です。</text:p>
          </table:table-cell>
        </table:table-row>
      </table:table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6" table:style-name="表26">
        <table:table-column table:style-name="表26.A"/>
        <table:table-column table:style-name="表26.B"/>
        <table:table-header-rows>
          <table:table-row>
            <table:table-cell table:style-name="表26.A1" office:value-type="string">
              <text:p text:style-name="P4">ドメインID</text:p>
            </table:table-cell>
            <table:table-cell table:style-name="表26.B1" office:value-type="string">
              <text:p text:style-name="P4">値</text:p>
            </table:table-cell>
          </table:table-row>
        </table:table-header-rows>
        <table:table-row>
          <table:table-cell table:style-name="表26.A2" office:value-type="string">
            <text:p text:style-name="P4">0</text:p>
          </table:table-cell>
          <table:table-cell table:style-name="表26.B2" office:value-type="string">
            <text:p text:style-name="P8">データ領域に格納した各バイトデータの合計値mod 31を、次式で変換して、5ビットの2進数で格納します。</text:p>
            <text:p text:style-name="P1">n=n&gt;=21?n+1:n;(nは0x15を除いた5bitの値)</text:p>
            <table:table table:name="表27" table:style-name="表27">
              <table:table-column table:style-name="表27.A"/>
              <table:table-column table:style-name="表27.B"/>
              <table:table-column table:style-name="表27.C" table:number-columns-repeated="2"/>
              <table:table-column table:style-name="表27.A"/>
              <table:table-column table:style-name="表27.F"/>
              <table:table-header-rows>
                <table:table-row>
                  <table:table-cell table:style-name="表27.A1" office:value-type="string">
                    <text:p text:style-name="P4">値名</text:p>
                  </table:table-cell>
                  <table:table-cell table:style-name="表27.A1" office:value-type="string">
                    <text:p text:style-name="Table_20_Contents"/>
                  </table:table-cell>
                  <table:table-cell table:style-name="表27.A1" office:value-type="string">
                    <text:p text:style-name="Table_20_Contents"/>
                  </table:table-cell>
                  <table:table-cell table:style-name="表27.A1" office:value-type="string">
                    <text:p text:style-name="Table_20_Contents"/>
                  </table:table-cell>
                  <table:table-cell table:style-name="表27.A1" office:value-type="string">
                    <text:p text:style-name="Table_20_Contents"/>
                  </table:table-cell>
                  <table:table-cell table:style-name="表27.F1" office:value-type="string">
                    <text:p text:style-name="Table_20_Contents"/>
                  </table:table-cell>
                </table:table-row>
              </table:table-header-rows>
              <table:table-row>
                <table:table-cell table:style-name="表27.A2" office:value-type="string">
                  <text:p text:style-name="P4">ドット番号</text:p>
                </table:table-cell>
                <table:table-cell table:style-name="表27.B2" office:value-type="float" office:value="36">
                  <text:p text:style-name="Table_20_Contents">36</text:p>
                </table:table-cell>
                <table:table-cell table:style-name="表27.B2" office:value-type="float" office:value="35">
                  <text:p text:style-name="Table_20_Contents">35</text:p>
                </table:table-cell>
                <table:table-cell table:style-name="表27.B2" office:value-type="float" office:value="34">
                  <text:p text:style-name="Table_20_Contents">34</text:p>
                </table:table-cell>
                <table:table-cell table:style-name="表27.B2" office:value-type="float" office:value="33">
                  <text:p text:style-name="Table_20_Contents">33</text:p>
                </table:table-cell>
                <table:table-cell table:style-name="表27.F2" office:value-type="float" office:value="32">
                  <text:p text:style-name="Table_20_Contents">32</text:p>
                </table:table-cell>
              </table:table-row>
              <table:table-row>
                <table:table-cell table:style-name="表27.A2" office:value-type="string">
                  <text:p text:style-name="Table_20_Contents">Bit<text:span text:style-name="T1">番号</text:span></text:p>
                </table:table-cell>
                <table:table-cell table:style-name="表27.B2" office:value-type="float" office:value="4">
                  <text:p text:style-name="Table_20_Contents">4</text:p>
                </table:table-cell>
                <table:table-cell table:style-name="表27.B2" office:value-type="float" office:value="3">
                  <text:p text:style-name="Table_20_Contents">3</text:p>
                </table:table-cell>
                <table:table-cell table:style-name="表27.B2" office:value-type="float" office:value="2">
                  <text:p text:style-name="Table_20_Contents">2</text:p>
                </table:table-cell>
                <table:table-cell table:style-name="表27.A2" office:value-type="string">
                  <text:p text:style-name="Table_20_Contents">1</text:p>
                </table:table-cell>
                <table:table-cell table:style-name="表27.F3" office:value-type="string">
                  <text:p text:style-name="Table_20_Contents">0</text:p>
                </table:table-cell>
              </table:table-row>
            </table:table>
            <text:p text:style-name="P8">例えば、データ領域の格納値が120+1ならば、121 mod 31 = 28, 28+1 = 29を格納します。</text:p>
          </table:table-cell>
        </table:table-row>
        <table:table-row>
          <table:table-cell table:style-name="表26.A2" office:value-type="string">
            <text:p text:style-name="P4">1以上</text:p>
          </table:table-cell>
          <table:table-cell table:style-name="表26.B2" office:value-type="string">
            <text:p text:style-name="P8">未定義です。</text:p>
          </table:table-cell>
        </table:table-row>
      </table:table>
      <text:p text:style-name="P1"><text:span text:style-name="T1"/></text:p>
      <text:h text:style-name="Heading_20_2" text:outline-level="2"/>
      <text:h text:style-name="P15" text:outline-level="2">Model<text:span text:style-name="T1">4</text:span></text:h>
      <text:p text:style-name="P1">データ領域を9*9に分割します。　</text:p>
      <text:p text:style-name="Text_20_body"/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=12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8" table:style-name="表8">
        <table:table-column table:style-name="表8.A"/>
        <table:table-column table:style-name="表8.B"/>
        <table:table-header-rows>
          <table:table-row>
            <table:table-cell table:style-name="表8.A1" office:value-type="string">
              <text:p text:style-name="P4">値</text:p>
            </table:table-cell>
            <table:table-cell table:style-name="表8.B1" office:value-type="string">
              <text:p text:style-name="P4">意味</text:p>
            </table:table-cell>
          </table:table-row>
        </table:table-header-rows>
        <table:table-row>
          <table:table-cell table:style-name="表8.A2" office:value-type="string">
            <text:p text:style-name="P4">0</text:p>
          </table:table-cell>
          <table:table-cell table:style-name="表8.B2" office:value-type="string">
            <text:p text:style-name="P4">マスクなし</text:p>
          </table:table-cell>
        </table:table-row>
        <table:table-row table:style-name="表8.3">
          <table:table-cell table:style-name="表8.A2" office:value-type="string">
            <text:p text:style-name="P4">1</text:p>
          </table:table-cell>
          <table:table-cell table:style-name="表8.B2" office:value-type="string">
            <text:p text:style-name="P4">マスクパターン1（使用できません）</text:p>
          </table:table-cell>
        </table:table-row>
        <table:table-row>
          <table:table-cell table:style-name="表8.A2" office:value-type="string">
            <text:p text:style-name="P4">2</text:p>
          </table:table-cell>
          <table:table-cell table:style-name="表8.B2" office:value-type="string">
            <text:p text:style-name="P4">マスクパターン2（使用できません）</text:p>
          </table:table-cell>
        </table:table-row>
        <table:table-row>
          <table:table-cell table:style-name="表8.A2" office:value-type="string">
            <text:p text:style-name="P4">3</text:p>
          </table:table-cell>
          <table:table-cell table:style-name="表8.B2" office:value-type="string">
            <text:p text:style-name="P4">マスクパターン3（使用できません）</text:p>
          </table:table-cell>
        </table:table-row>
        <table:table-row>
          <table:table-cell table:style-name="表8.A2" office:value-type="string">
            <text:p text:style-name="P4">4</text:p>
          </table:table-cell>
          <table:table-cell table:style-name="表8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6" text:outline-level="3">ドメインID</text:h>
      <text:p text:style-name="P1">データのドメインを表します。</text:p>
      <table:table table:name="表9" table:style-name="表9">
        <table:table-column table:style-name="表9.A"/>
        <table:table-column table:style-name="表9.B"/>
        <table:table-header-rows>
          <table:table-row>
            <table:table-cell table:style-name="表9.A1" office:value-type="string">
              <text:p text:style-name="P4">値</text:p>
            </table:table-cell>
            <table:table-cell table:style-name="表9.B1" office:value-type="string">
              <text:p text:style-name="P4">意味</text:p>
            </table:table-cell>
          </table:table-row>
        </table:table-header-rows>
        <table:table-row>
          <table:table-cell table:style-name="表9.A2" office:value-type="string">
            <text:p text:style-name="P4">0</text:p>
          </table:table-cell>
          <table:table-cell table:style-name="表9.B2" office:value-type="string">
            <text:p text:style-name="P4">ユーザ定義空間のRawBit形式データであることを示します。</text:p>
          </table:table-cell>
        </table:table-row>
        <table:table-row table:style-name="表9.3">
          <table:table-cell table:style-name="表9.A2" office:value-type="string">
            <text:p text:style-name="P4">1</text:p>
          </table:table-cell>
          <table:table-cell table:style-name="表9.B2" office:value-type="string">
            <text:p text:style-name="P4">未定義です。</text:p>
          </table:table-cell>
        </table:table-row>
      </table:table>
      <text:p text:style-name="P8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0" table:style-name="表20">
        <table:table-column table:style-name="表20.A"/>
        <table:table-column table:style-name="表20.B"/>
        <table:table-header-rows>
          <table:table-row>
            <table:table-cell table:style-name="表20.A1" office:value-type="string">
              <text:p text:style-name="P4">ドメインID</text:p>
            </table:table-cell>
            <table:table-cell table:style-name="表20.B1" office:value-type="string">
              <text:p text:style-name="P4">値</text:p>
            </table:table-cell>
          </table:table-row>
        </table:table-header-rows>
        <table:table-row>
          <table:table-cell table:style-name="表20.A2" office:value-type="string">
            <text:p text:style-name="P4">0</text:p>
          </table:table-cell>
          <table:table-cell table:style-name="表20.B2" office:value-type="string">
            <text:p text:style-name="P8"/>
          </table:table-cell>
        </table:table-row>
      </table:table>
      <text:p text:style-name="P1"/>
      <text:h text:style-name="P15" text:outline-level="2">Model<text:span text:style-name="T1">5</text:span></text:h>
      <text:p text:style-name="P1">データ領域を11*11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=48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0" table:style-name="表10">
        <table:table-column table:style-name="表10.A"/>
        <table:table-column table:style-name="表10.B"/>
        <table:table-header-rows>
          <table:table-row>
            <table:table-cell table:style-name="表10.A1" office:value-type="string">
              <text:p text:style-name="P4">値</text:p>
            </table:table-cell>
            <table:table-cell table:style-name="表10.B1" office:value-type="string">
              <text:p text:style-name="P4">意味</text:p>
            </table:table-cell>
          </table:table-row>
        </table:table-header-rows>
        <table:table-row>
          <table:table-cell table:style-name="表10.A2" office:value-type="string">
            <text:p text:style-name="P4">0</text:p>
          </table:table-cell>
          <table:table-cell table:style-name="表10.B2" office:value-type="string">
            <text:p text:style-name="P4">マスクなし</text:p>
          </table:table-cell>
        </table:table-row>
        <table:table-row table:style-name="表10.3">
          <table:table-cell table:style-name="表10.A2" office:value-type="string">
            <text:p text:style-name="P4">1</text:p>
          </table:table-cell>
          <table:table-cell table:style-name="表10.B2" office:value-type="string">
            <text:p text:style-name="P4">マスクパターン1（使用できません）</text:p>
          </table:table-cell>
        </table:table-row>
        <table:table-row>
          <table:table-cell table:style-name="表10.A2" office:value-type="string">
            <text:p text:style-name="P4">2</text:p>
          </table:table-cell>
          <table:table-cell table:style-name="表10.B2" office:value-type="string">
            <text:p text:style-name="P4">マスクパターン2（使用できません）</text:p>
          </table:table-cell>
        </table:table-row>
        <table:table-row>
          <table:table-cell table:style-name="表10.A2" office:value-type="string">
            <text:p text:style-name="P4">3</text:p>
          </table:table-cell>
          <table:table-cell table:style-name="表10.B2" office:value-type="string">
            <text:p text:style-name="P4">マスクパターン3（使用できません）</text:p>
          </table:table-cell>
        </table:table-row>
        <table:table-row>
          <table:table-cell table:style-name="表10.A2" office:value-type="string">
            <text:p text:style-name="P4">4</text:p>
          </table:table-cell>
          <table:table-cell table:style-name="表10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6" text:outline-level="3">ドメインID</text:h>
      <text:p text:style-name="P1">データフォーマットのドメインを表します。</text:p>
      <table:table table:name="表11" table:style-name="表11">
        <table:table-column table:style-name="表11.A"/>
        <table:table-column table:style-name="表11.B"/>
        <table:table-header-rows>
          <table:table-row>
            <table:table-cell table:style-name="表11.A1" office:value-type="string">
              <text:p text:style-name="P4">値</text:p>
            </table:table-cell>
            <table:table-cell table:style-name="表11.B1" office:value-type="string">
              <text:p text:style-name="P4">意味</text:p>
            </table:table-cell>
          </table:table-row>
        </table:table-header-rows>
        <table:table-row>
          <table:table-cell table:style-name="表11.A2" office:value-type="string">
            <text:p text:style-name="P4">0</text:p>
          </table:table-cell>
          <table:table-cell table:style-name="表11.B2" office:value-type="string">
            <text:p text:style-name="P4">Rawデータであることを示します。</text:p>
          </table:table-cell>
        </table:table-row>
        <table:table-row table:style-name="表11.3">
          <table:table-cell table:style-name="表11.A2" office:value-type="string">
            <text:p text:style-name="P4">1</text:p>
          </table:table-cell>
          <table:table-cell table:style-name="表11.B2" office:value-type="string">
            <text:p text:style-name="P4">-</text:p>
          </table:table-cell>
        </table:table-row>
        <table:table-row table:style-name="表11.3">
          <table:table-cell table:style-name="表11.A2" office:value-type="string">
            <text:p text:style-name="P4">2以上</text:p>
          </table:table-cell>
          <table:table-cell table:style-name="表11.B2" office:value-type="string">
            <text:p text:style-name="P4">互換性のため、使用できません。</text:p>
          </table:table-cell>
        </table:table-row>
      </table:table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1" table:style-name="表21">
        <table:table-column table:style-name="表21.A"/>
        <table:table-column table:style-name="表21.B"/>
        <table:table-header-rows>
          <table:table-row>
            <table:table-cell table:style-name="表21.A1" office:value-type="string">
              <text:p text:style-name="P4">ドメインID</text:p>
            </table:table-cell>
            <table:table-cell table:style-name="表21.B1" office:value-type="string">
              <text:p text:style-name="P4">値</text:p>
            </table:table-cell>
          </table:table-row>
        </table:table-header-rows>
        <table:table-row>
          <table:table-cell table:style-name="表21.A2" office:value-type="string">
            <text:p text:style-name="P4">0</text:p>
          </table:table-cell>
          <table:table-cell table:style-name="表21.B2" office:value-type="string">
            <text:p text:style-name="P8"/>
          </table:table-cell>
        </table:table-row>
      </table:table>
      <text:p text:style-name="P1"/>
      <text:h text:style-name="P15" text:outline-level="2">Model<text:span text:style-name="T1">6</text:span></text:h>
      <text:p text:style-name="P1">データ領域を13*13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*2*2=192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2" table:style-name="表12">
        <table:table-column table:style-name="表12.A"/>
        <table:table-column table:style-name="表12.B"/>
        <table:table-header-rows>
          <table:table-row>
            <table:table-cell table:style-name="表12.A1" office:value-type="string">
              <text:p text:style-name="P4">値</text:p>
            </table:table-cell>
            <table:table-cell table:style-name="表12.B1" office:value-type="string">
              <text:p text:style-name="P4">意味</text:p>
            </table:table-cell>
          </table:table-row>
        </table:table-header-rows>
        <table:table-row>
          <table:table-cell table:style-name="表12.A2" office:value-type="string">
            <text:p text:style-name="P4">0</text:p>
          </table:table-cell>
          <table:table-cell table:style-name="表12.B2" office:value-type="string">
            <text:p text:style-name="P4">マスクなし</text:p>
          </table:table-cell>
        </table:table-row>
        <table:table-row table:style-name="表12.3">
          <table:table-cell table:style-name="表12.A2" office:value-type="string">
            <text:p text:style-name="P4">1</text:p>
          </table:table-cell>
          <table:table-cell table:style-name="表12.B2" office:value-type="string">
            <text:p text:style-name="P4">マスクパターン1（使用できません）</text:p>
          </table:table-cell>
        </table:table-row>
        <table:table-row>
          <table:table-cell table:style-name="表12.A2" office:value-type="string">
            <text:p text:style-name="P4">2</text:p>
          </table:table-cell>
          <table:table-cell table:style-name="表12.B2" office:value-type="string">
            <text:p text:style-name="P4">マスクパターン2（使用できません）</text:p>
          </table:table-cell>
        </table:table-row>
        <table:table-row>
          <table:table-cell table:style-name="表12.A2" office:value-type="string">
            <text:p text:style-name="P4">3</text:p>
          </table:table-cell>
          <table:table-cell table:style-name="表12.B2" office:value-type="string">
            <text:p text:style-name="P4">マスクパターン3（使用できません）</text:p>
          </table:table-cell>
        </table:table-row>
        <table:table-row>
          <table:table-cell table:style-name="表12.A2" office:value-type="string">
            <text:p text:style-name="P4">4</text:p>
          </table:table-cell>
          <table:table-cell table:style-name="表12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6" text:outline-level="3">ドメインID</text:h>
      <text:p text:style-name="P1">データのドメインを表します。</text:p>
      <table:table table:name="表7" table:style-name="表7">
        <table:table-column table:style-name="表7.A"/>
        <table:table-column table:style-name="表7.B"/>
        <table:table-header-rows>
          <table:table-row>
            <table:table-cell table:style-name="表7.A1" office:value-type="string">
              <text:p text:style-name="P4">値</text:p>
            </table:table-cell>
            <table:table-cell table:style-name="表7.B1" office:value-type="string">
              <text:p text:style-name="P4">意味</text:p>
            </table:table-cell>
          </table:table-row>
        </table:table-header-rows>
        <table:table-row>
          <table:table-cell table:style-name="表7.A2" office:value-type="string">
            <text:p text:style-name="P4">0</text:p>
          </table:table-cell>
          <table:table-cell table:style-name="表7.B2" office:value-type="string">
            <text:p text:style-name="P4">ユーザ定義空間のRawBit形式データであることを示します。</text:p>
          </table:table-cell>
        </table:table-row>
        <table:table-row table:style-name="表7.3">
          <table:table-cell table:style-name="表7.A2" office:value-type="string">
            <text:p text:style-name="P4">1以上</text:p>
          </table:table-cell>
          <table:table-cell table:style-name="表7.B2" office:value-type="string">
            <text:p text:style-name="P4">未定義です。</text:p>
          </table:table-cell>
        </table:table-row>
      </table:table>
      <text:p text:style-name="P8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2" table:style-name="表22">
        <table:table-column table:style-name="表22.A"/>
        <table:table-column table:style-name="表22.B"/>
        <table:table-header-rows>
          <table:table-row>
            <table:table-cell table:style-name="表22.A1" office:value-type="string">
              <text:p text:style-name="P4">ドメインID</text:p>
            </table:table-cell>
            <table:table-cell table:style-name="表22.B1" office:value-type="string">
              <text:p text:style-name="P4">値</text:p>
            </table:table-cell>
          </table:table-row>
        </table:table-header-rows>
        <table:table-row>
          <table:table-cell table:style-name="表22.A2" office:value-type="string">
            <text:p text:style-name="P4">0</text:p>
          </table:table-cell>
          <table:table-cell table:style-name="表22.B2" office:value-type="string">
            <text:p text:style-name="P8"/>
          </table:table-cell>
        </table:table-row>
      </table:table>
      <text:p text:style-name="P1"/>
      <text:h text:style-name="P15" text:outline-level="2">Model<text:span text:style-name="T1">7</text:span></text:h>
      <text:p text:style-name="P1">データ領域を15*15に分割します。　</text:p>
      <text:h text:style-name="Heading_20_3" text:outline-level="3">制御<text:span text:style-name="T1">ドット</text:span></text:h>
      <text:p text:style-name="P1">制御語は、２つの値（マスクタイプ、ドメインID）を持ちます。</text:p>
      <text:p text:style-name="P1">各値は、以下の式で求めます。</text:p>
      <text:p text:style-name="P1">control_value=制御語（5*3*2*2*2*2*2*2*2*2*2=7680code）</text:p>
      <text:p text:style-name="P1">マスクID=control_value%5</text:p>
      <text:p text:style-name="P1">ドメインID=control_value/5</text:p>
      <text:h text:style-name="Heading_20_3" text:outline-level="3">マスク<text:span text:style-name="T1">ID</text:span></text:h>
      <text:p text:style-name="P1">データビットのマスク値を指定します。現在は0のみ指定できます。</text:p>
      <table:table table:name="表14" table:style-name="表14">
        <table:table-column table:style-name="表14.A"/>
        <table:table-column table:style-name="表14.B"/>
        <table:table-header-rows>
          <table:table-row>
            <table:table-cell table:style-name="表14.A1" office:value-type="string">
              <text:p text:style-name="P4">値</text:p>
            </table:table-cell>
            <table:table-cell table:style-name="表14.B1" office:value-type="string">
              <text:p text:style-name="P4">意味</text:p>
            </table:table-cell>
          </table:table-row>
        </table:table-header-rows>
        <table:table-row>
          <table:table-cell table:style-name="表14.A2" office:value-type="string">
            <text:p text:style-name="P4">0</text:p>
          </table:table-cell>
          <table:table-cell table:style-name="表14.B2" office:value-type="string">
            <text:p text:style-name="P4">マスクなし</text:p>
          </table:table-cell>
        </table:table-row>
        <table:table-row table:style-name="表14.3">
          <table:table-cell table:style-name="表14.A2" office:value-type="string">
            <text:p text:style-name="P4">1</text:p>
          </table:table-cell>
          <table:table-cell table:style-name="表14.B2" office:value-type="string">
            <text:p text:style-name="P4">マスクパターン1（使用できません）</text:p>
          </table:table-cell>
        </table:table-row>
        <table:table-row>
          <table:table-cell table:style-name="表14.A2" office:value-type="string">
            <text:p text:style-name="P4">2</text:p>
          </table:table-cell>
          <table:table-cell table:style-name="表14.B2" office:value-type="string">
            <text:p text:style-name="P4">マスクパターン2（使用できません）</text:p>
          </table:table-cell>
        </table:table-row>
        <table:table-row>
          <table:table-cell table:style-name="表14.A2" office:value-type="string">
            <text:p text:style-name="P4">3</text:p>
          </table:table-cell>
          <table:table-cell table:style-name="表14.B2" office:value-type="string">
            <text:p text:style-name="P4">マスクパターン3（使用できません）</text:p>
          </table:table-cell>
        </table:table-row>
        <table:table-row>
          <table:table-cell table:style-name="表14.A2" office:value-type="string">
            <text:p text:style-name="P4">4</text:p>
          </table:table-cell>
          <table:table-cell table:style-name="表14.B2" office:value-type="string">
            <text:p text:style-name="P4">マスクパターン4（使用できません）</text:p>
          </table:table-cell>
        </table:table-row>
      </table:table>
      <text:p text:style-name="P1"/>
      <text:h text:style-name="P16" text:outline-level="3">ドメインID</text:h>
      <text:p text:style-name="P1">データのドメインを表します。</text:p>
      <table:table table:name="表13" table:style-name="表13">
        <table:table-column table:style-name="表13.A"/>
        <table:table-column table:style-name="表13.B"/>
        <table:table-header-rows>
          <table:table-row>
            <table:table-cell table:style-name="表13.A1" office:value-type="string">
              <text:p text:style-name="P4">値</text:p>
            </table:table-cell>
            <table:table-cell table:style-name="表13.B1" office:value-type="string">
              <text:p text:style-name="P4">意味</text:p>
            </table:table-cell>
          </table:table-row>
        </table:table-header-rows>
        <table:table-row>
          <table:table-cell table:style-name="表13.A2" office:value-type="string">
            <text:p text:style-name="P4">0</text:p>
          </table:table-cell>
          <table:table-cell table:style-name="表13.B2" office:value-type="string">
            <text:p text:style-name="P4">ユーザ定義空間のRawBit形式データであることを示します。</text:p>
          </table:table-cell>
        </table:table-row>
        <table:table-row table:style-name="表13.3">
          <table:table-cell table:style-name="表13.A2" office:value-type="string">
            <text:p text:style-name="P4">1以上</text:p>
          </table:table-cell>
          <table:table-cell table:style-name="表13.B2" office:value-type="string">
            <text:p text:style-name="P4">未定義です。</text:p>
          </table:table-cell>
        </table:table-row>
      </table:table>
      <text:p text:style-name="P8"/>
      <text:h text:style-name="Heading_20_3" text:outline-level="3">チェック<text:span text:style-name="T1">ドット</text:span></text:h>
      <text:p text:style-name="P1">ドメインIDにより、格納値が異なります。</text:p>
      <table:table table:name="表23" table:style-name="表23">
        <table:table-column table:style-name="表23.A"/>
        <table:table-column table:style-name="表23.B"/>
        <table:table-header-rows>
          <table:table-row>
            <table:table-cell table:style-name="表23.A1" office:value-type="string">
              <text:p text:style-name="P4">ドメインID</text:p>
            </table:table-cell>
            <table:table-cell table:style-name="表23.B1" office:value-type="string">
              <text:p text:style-name="P4">値</text:p>
            </table:table-cell>
          </table:table-row>
        </table:table-header-rows>
        <table:table-row>
          <table:table-cell table:style-name="表23.A2" office:value-type="string">
            <text:p text:style-name="P4">0</text:p>
          </table:table-cell>
          <table:table-cell table:style-name="表23.B2" office:value-type="string">
            <text:p text:style-name="P8"/>
          </table:table-cell>
        </table:table-row>
      </table:table>
      <text:p text:style-name="P1"/>
      <text:p text:style-name="P3"/>
      <text:h text:style-name="P16" text:outline-level="3">付録</text:h>
      <text:p text:style-name="P1"/>
      <text:p text:style-name="P1">model毎のパラメータ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B" table:number-columns-repeated="2"/>
        <table:table-column table:style-name="表3.F"/>
        <table:table-column table:style-name="表3.G"/>
        <table:table-header-rows>
          <table:table-row>
            <table:table-cell table:style-name="表3.A1" office:value-type="string">
              <text:p text:style-name="P4">値名</text:p>
            </table:table-cell>
            <table:table-cell table:style-name="表3.B1" table:number-columns-spanned="6" office:value-type="string">
              <text:p text:style-name="P4">値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3.A2" office:value-type="string">
            <text:p text:style-name="Table_20_Contents">model</text:p>
          </table:table-cell>
          <table:table-cell table:style-name="表3.A2" office:value-type="string">
            <text:p text:style-name="P4">2</text:p>
          </table:table-cell>
          <table:table-cell table:style-name="表3.A2" office:value-type="string">
            <text:p text:style-name="P4">3</text:p>
          </table:table-cell>
          <table:table-cell table:style-name="表3.A2" office:value-type="string">
            <text:p text:style-name="P4">4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6</text:p>
          </table:table-cell>
          <table:table-cell table:style-name="表3.G2" office:value-type="string">
            <text:p text:style-name="P4">7</text:p>
          </table:table-cell>
        </table:table-row>
        <table:table-row>
          <table:table-cell table:style-name="表3.A2" office:value-type="string">
            <text:p text:style-name="P4">ドット幅</text:p>
          </table:table-cell>
          <table:table-cell table:style-name="表3.A2" office:value-type="string">
            <text:p text:style-name="P4">5x5</text:p>
          </table:table-cell>
          <table:table-cell table:style-name="表3.A2" office:value-type="string">
            <text:p text:style-name="P4">7x7</text:p>
          </table:table-cell>
          <table:table-cell table:style-name="表3.A2" office:value-type="string">
            <text:p text:style-name="P4">9x9</text:p>
          </table:table-cell>
          <table:table-cell table:style-name="表3.A2" office:value-type="string">
            <text:p text:style-name="P4">11x11</text:p>
          </table:table-cell>
          <table:table-cell table:style-name="表3.A2" office:value-type="string">
            <text:p text:style-name="P4">13x13</text:p>
          </table:table-cell>
          <table:table-cell table:style-name="表3.G2" office:value-type="string">
            <text:p text:style-name="P4">15x15</text:p>
          </table:table-cell>
        </table:table-row>
        <table:table-row>
          <table:table-cell table:style-name="表3.A2" office:value-type="string">
            <text:p text:style-name="P4">総ドット数</text:p>
          </table:table-cell>
          <table:table-cell table:style-name="表3.A2" office:value-type="string">
            <text:p text:style-name="P4">25</text:p>
          </table:table-cell>
          <table:table-cell table:style-name="表3.A2" office:value-type="string">
            <text:p text:style-name="P4">49</text:p>
          </table:table-cell>
          <table:table-cell table:style-name="表3.A2" office:value-type="string">
            <text:p text:style-name="P4">81</text:p>
          </table:table-cell>
          <table:table-cell table:style-name="表3.A2" office:value-type="string">
            <text:p text:style-name="P4">121</text:p>
          </table:table-cell>
          <table:table-cell table:style-name="表3.A2" office:value-type="string">
            <text:p text:style-name="P4">169</text:p>
          </table:table-cell>
          <table:table-cell table:style-name="表3.G2" office:value-type="string">
            <text:p text:style-name="P4">225</text:p>
          </table:table-cell>
        </table:table-row>
        <table:table-row>
          <table:table-cell table:style-name="表3.A2" office:value-type="string">
            <text:p text:style-name="P4">データドット数</text:p>
          </table:table-cell>
          <table:table-cell table:style-name="表3.A2" office:value-type="string">
            <text:p text:style-name="P4">9</text:p>
          </table:table-cell>
          <table:table-cell table:style-name="表3.A2" office:value-type="string">
            <text:p text:style-name="P4">25</text:p>
          </table:table-cell>
          <table:table-cell table:style-name="表3.A2" office:value-type="string">
            <text:p text:style-name="P4">49</text:p>
          </table:table-cell>
          <table:table-cell table:style-name="表3.A2" office:value-type="string">
            <text:p text:style-name="P4">81</text:p>
          </table:table-cell>
          <table:table-cell table:style-name="表3.A2" office:value-type="string">
            <text:p text:style-name="P4">121</text:p>
          </table:table-cell>
          <table:table-cell table:style-name="表3.G2" office:value-type="string">
            <text:p text:style-name="P4">169</text:p>
          </table:table-cell>
        </table:table-row>
        <table:table-row>
          <table:table-cell table:style-name="表3.A2" office:value-type="string">
            <text:p text:style-name="P4">データパケット数</text:p>
          </table:table-cell>
          <table:table-cell table:style-name="表3.A2" office:value-type="string">
            <text:p text:style-name="P4">1+(1)</text:p>
          </table:table-cell>
          <table:table-cell table:style-name="表3.A2" office:value-type="string">
            <text:p text:style-name="P4">3+(1)</text:p>
          </table:table-cell>
          <table:table-cell table:style-name="表3.A2" office:value-type="string">
            <text:p text:style-name="P4">6+(1)</text:p>
          </table:table-cell>
          <table:table-cell table:style-name="表3.A2" office:value-type="string">
            <text:p text:style-name="P4">10+(1)</text:p>
          </table:table-cell>
          <table:table-cell table:style-name="表3.A2" office:value-type="string">
            <text:p text:style-name="P4">15+(1)</text:p>
          </table:table-cell>
          <table:table-cell table:style-name="表3.G2" office:value-type="string">
            <text:p text:style-name="P4">21+(1)</text:p>
          </table:table-cell>
        </table:table-row>
        <table:table-row>
          <table:table-cell table:style-name="表3.A2" office:value-type="string">
            <text:p text:style-name="P4">制御ドット数</text:p>
          </table:table-cell>
          <table:table-cell table:style-name="表3.A2" office:value-type="string">
            <text:p text:style-name="P4">3(2)</text:p>
          </table:table-cell>
          <table:table-cell table:style-name="表3.A2" office:value-type="string">
            <text:p text:style-name="P4">5(4)</text:p>
          </table:table-cell>
          <table:table-cell table:style-name="表3.A2" office:value-type="string">
            <text:p text:style-name="P4">7(6)</text:p>
          </table:table-cell>
          <table:table-cell table:style-name="表3.A2" office:value-type="string">
            <text:p text:style-name="P4">9(8)</text:p>
          </table:table-cell>
          <table:table-cell table:style-name="表3.A2" office:value-type="string">
            <text:p text:style-name="P4">11(10)</text:p>
          </table:table-cell>
          <table:table-cell table:style-name="表3.G2" office:value-type="string">
            <text:p text:style-name="P4">13(12)</text:p>
          </table:table-cell>
        </table:table-row>
        <table:table-row>
          <table:table-cell table:style-name="表3.A2" office:value-type="string">
            <text:p text:style-name="P4">制御パターン：総数</text:p>
          </table:table-cell>
          <table:table-cell table:style-name="表3.A2" office:value-type="string">
            <text:p text:style-name="P4">7</text:p>
          </table:table-cell>
          <table:table-cell table:style-name="表3.A2" office:value-type="string">
            <text:p text:style-name="P4">31</text:p>
          </table:table-cell>
          <table:table-cell table:style-name="表3.A2" office:value-type="string">
            <text:p text:style-name="P4">127</text:p>
          </table:table-cell>
          <table:table-cell table:style-name="表3.A2" office:value-type="string">
            <text:p text:style-name="P4">511</text:p>
          </table:table-cell>
          <table:table-cell table:style-name="表3.A2" office:value-type="string">
            <text:p text:style-name="P4">2047</text:p>
          </table:table-cell>
          <table:table-cell table:style-name="表3.G2" office:value-type="string">
            <text:p text:style-name="P4">4095</text:p>
          </table:table-cell>
        </table:table-row>
        <table:table-row>
          <table:table-cell table:style-name="表3.A2" office:value-type="string">
            <text:p text:style-name="P4">制御パターン：マスクID数</text:p>
          </table:table-cell>
          <table:table-cell table:style-name="表3.A2" office:value-type="string">
            <text:p text:style-name="P4">3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5</text:p>
          </table:table-cell>
          <table:table-cell table:style-name="表3.A2" office:value-type="string">
            <text:p text:style-name="P4">5</text:p>
          </table:table-cell>
          <table:table-cell table:style-name="表3.G2" office:value-type="string">
            <text:p text:style-name="P4">5</text:p>
          </table:table-cell>
        </table:table-row>
        <table:table-row>
          <table:table-cell table:style-name="表3.A2" office:value-type="string">
            <text:p text:style-name="P4">制御パターン：ドメインID数</text:p>
          </table:table-cell>
          <table:table-cell table:style-name="表3.A2" office:value-type="string">
            <text:p text:style-name="P4">2</text:p>
          </table:table-cell>
          <table:table-cell table:style-name="表3.A2" office:value-type="string">
            <text:p text:style-name="P4">6</text:p>
          </table:table-cell>
          <table:table-cell table:style-name="表3.A2" office:value-type="string">
            <text:p text:style-name="P4">24</text:p>
          </table:table-cell>
          <table:table-cell table:style-name="表3.A2" office:value-type="string">
            <text:p text:style-name="P4">96</text:p>
          </table:table-cell>
          <table:table-cell table:style-name="表3.A2" office:value-type="string">
            <text:p text:style-name="P4">384</text:p>
          </table:table-cell>
          <table:table-cell table:style-name="表3.G2" office:value-type="string">
            <text:p text:style-name="P4">1536</text:p>
          </table:table-cell>
        </table:table-row>
        <table:table-row>
          <table:table-cell table:style-name="表3.A2" office:value-type="string">
            <text:p text:style-name="P4">チェックドット数</text:p>
          </table:table-cell>
          <table:table-cell table:style-name="表3.A2" office:value-type="string">
            <text:p text:style-name="P4">3(2)</text:p>
          </table:table-cell>
          <table:table-cell table:style-name="表3.A2" office:value-type="string">
            <text:p text:style-name="P4">5(4)</text:p>
          </table:table-cell>
          <table:table-cell table:style-name="表3.A2" office:value-type="string">
            <text:p text:style-name="P4">7(6)</text:p>
          </table:table-cell>
          <table:table-cell table:style-name="表3.A2" office:value-type="string">
            <text:p text:style-name="P4">9(8)</text:p>
          </table:table-cell>
          <table:table-cell table:style-name="表3.A2" office:value-type="string">
            <text:p text:style-name="P4">11(10)</text:p>
          </table:table-cell>
          <table:table-cell table:style-name="表3.G2" office:value-type="string">
            <text:p text:style-name="P4">13(12)</text:p>
          </table:table-cell>
        </table:table-row>
      </table:table>
      <text:p text:style-name="P1"/>
      <text:p text:style-name="P1"/>
      <text:p text:style-name="P1">ドメインID</text:p>
      <table:table table:name="表15" table:style-name="表15">
        <table:table-column table:style-name="表15.A"/>
        <table:table-column table:style-name="表15.B"/>
        <table:table-column table:style-name="表15.C"/>
        <table:table-header-rows>
          <table:table-row>
            <table:table-cell table:style-name="表15.A1" office:value-type="string">
              <text:p text:style-name="Table_20_Contents"/>
            </table:table-cell>
            <table:table-cell table:style-name="表15.A1" office:value-type="string">
              <text:p text:style-name="P4">適応モデル</text:p>
            </table:table-cell>
            <table:table-cell table:style-name="表15.C1" office:value-type="string">
              <text:p text:style-name="Table_20_Contents"/>
            </table:table-cell>
          </table:table-row>
        </table:table-header-rows>
        <table:table-row>
          <table:table-cell table:style-name="表15.A2" office:value-type="string">
            <text:p text:style-name="P4">0</text:p>
          </table:table-cell>
          <table:table-cell table:style-name="表15.A2" office:value-type="string">
            <text:p text:style-name="P4">2,3,4,5,6,7</text:p>
          </table:table-cell>
          <table:table-cell table:style-name="表15.C2" office:value-type="string">
            <text:p text:style-name="P4">RawBitフォーマット</text:p>
          </table:table-cell>
        </table:table-row>
        <table:table-row>
          <table:table-cell table:style-name="表15.A2" office:value-type="string">
            <text:p text:style-name="P4">1</text:p>
          </table:table-cell>
          <table:table-cell table:style-name="表15.A2" office:value-type="string">
            <text:p text:style-name="P4">2,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2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3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4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5</text:p>
          </table:table-cell>
          <table:table-cell table:style-name="表15.A2" office:value-type="string">
            <text:p text:style-name="P4">3,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6</text:p>
          </table:table-cell>
          <table:table-cell table:style-name="表15.A2" office:value-type="string">
            <text:p text:style-name="P4">4,5,6,7</text:p>
          </table:table-cell>
          <table:table-cell table:style-name="表15.C2" office:value-type="string">
            <text:p text:style-name="P4">Raw-JANCode(13)</text:p>
          </table:table-cell>
        </table:table-row>
        <table:table-row>
          <table:table-cell table:style-name="表15.A2" office:value-type="string">
            <text:p text:style-name="P4">7-23</text:p>
          </table:table-cell>
          <table:table-cell table:style-name="表15.A2" office:value-type="string">
            <text:p text:style-name="P4">4,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24-95</text:p>
          </table:table-cell>
          <table:table-cell table:style-name="表15.A2" office:value-type="string">
            <text:p text:style-name="P4">5,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96-383</text:p>
          </table:table-cell>
          <table:table-cell table:style-name="表15.A2" office:value-type="string">
            <text:p text:style-name="Table_20_Contents">6,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>384-1535</text:p>
          </table:table-cell>
          <table:table-cell table:style-name="表15.A2" office:value-type="string">
            <text:p text:style-name="Table_20_Contents">7</text:p>
          </table:table-cell>
          <table:table-cell table:style-name="表15.C2" office:value-type="string">
            <text:p text:style-name="P4">予約</text:p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  <text:soft-page-break/>
        <table:table-row>
          <table:table-cell table:style-name="表15.A2" office:value-type="string">
            <text:p text:style-name="P4"/>
          </table:table-cell>
          <table:table-cell table:style-name="表15.A2" office:value-type="string">
            <text:p text:style-name="Table_20_Contents"/>
          </table:table-cell>
          <table:table-cell table:style-name="表15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S P 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9-04-11T02:09:18</meta:creation-date>
    <dc:date>2009-05-17T02:11:55.70</dc:date>
    <dc:language>en-US</dc:language>
    <meta:editing-cycles>29</meta:editing-cycles>
    <meta:editing-duration>PT49H03M51S</meta:editing-duration>
    <meta:document-statistic meta:table-count="26" meta:image-count="7" meta:object-count="0" meta:page-count="14" meta:paragraph-count="481" meta:word-count="1639" meta:character-count="4132"/>
    <meta:user-defined meta:name="Info 1"/>
    <meta:user-defined meta:name="Info 2"/>
    <meta:user-defined meta:name="Info 3"/>
    <meta:user-defined meta:name="Info 4"/>
  </office:meta>
</office:document-meta>
</file>